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2.629cm"/>
    </style:style>
    <style:style style:name="pr2" style:family="presentation" style:parent-style-name="Обычный-subtitle">
      <style:graphic-properties draw:fill-color="#ffffff" fo:min-height="2.533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8.884cm"/>
    </style:style>
    <style:style style:name="P1" style:family="paragraph">
      <style:text-properties fo:language="ru" fo:country="RU"/>
    </style:style>
    <style:style style:name="P2" style:family="paragraph">
      <loext:graphic-properties draw:fill-color="#ffffff"/>
      <style:text-properties fo:font-size="12pt" fo:language="ru" fo:country="RU" style:font-size-asian="12pt" style:font-size-complex="12pt"/>
    </style:style>
    <style:style style:name="P3" style:family="paragraph">
      <loext:graphic-properties draw:fill-color="#ffffff"/>
      <style:text-properties fo:language="ru" fo:country="RU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2.629cm" svg:x="1.4cm" svg:y="6.628cm" presentation:class="title" presentation:user-transformed="true">
          <draw:text-box>
            <text:p text:style-name="P1">Mofang Chinese</text:p>
          </draw:text-box>
        </draw:frame>
        <draw:frame presentation:style-name="pr2" draw:text-style-name="P2" draw:layer="layout" svg:width="20.6cm" svg:height="2.533cm" svg:x="12cm" svg:y="13.467cm" presentation:class="subtitle" presentation:user-transformed="true">
          <draw:text-box>
            <text:p text:style-name="P1"><text:span text:style-name="T1">Выполнили Пронюшкин Радомир и Клочков Денис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Идея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1">Идея не моя, это заказ от ООО "Академии языка"</text:p>
                <text:p text:style-name="P1"><text:span text:style-name="T2">“</text:span><text:span text:style-name="T2">В китайском языке очень большой объем лексики, что делает его сложным для изучения. При этом, подход к изучению языка должен быть различен для взрослых и детей. Для детской аудитории крайне желательны интерактивность и игровые элементы. Таких продуктов, ориентированных на изучение китайского языка мало.”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Технологии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flask</text:p>
              </text:list-item>
              <text:list-item>
                <text:p text:style-name="P1">SQLAlchemy</text:p>
              </text:list-item>
              <text:list-item>
                <text:p text:style-name="P1">ngrok</text:p>
              </text:list-item>
              <text:list-item>
                <text:p text:style-name="P1">WebGL</text:p>
              </text:list-item>
              <text:list-item>
                <text:p text:style-name="P1">Pillow</text:p>
                <text:p text:style-name="P1"/>
              </text:list-item>
            </text:list>
          </draw:text-box>
        </draw:frame>
        <draw:frame presentation:style-name="pr4" draw:text-style-name="P1" draw:layer="layout" svg:width="25.199cm" svg:height="9.134cm" svg:x="11.901cm" svg:y="3.685cm" presentation:class="outline" presentation:user-transformed="true">
          <draw:text-box>
            <text:list text:style-name="L2">
              <text:list-item>
                <text:p text:style-name="P1">Для сайта</text:p>
              </text:list-item>
              <text:list-item>
                <text:p text:style-name="P1">Для работы с базой данных</text:p>
              </text:list-item>
              <text:list-item>
                <text:p text:style-name="P1">Для сайта</text:p>
              </text:list-item>
              <text:list-item>
                <text:p text:style-name="P1">Для 3D анимации</text:p>
              </text:list-item>
              <text:list-item>
                <text:p text:style-name="P1">Тоже для 3D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Классы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1">Классы в базе данных</text:p>
                <text:p text:style-name="P1">пользователь</text:p>
                <text:p text:style-name="P1">слово</text:p>
                <text:p text:style-name="P1">курс</text:p>
                <text:p text:style-name="P1">урок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выводы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1">На данный момент времени проект является лишь каркасом, для будущих действий</text:p>
                <text:p text:style-name="P1">В будущем можно добавить функцию проверки знаний, тренажеры для тренировок, изменить регистрацию пользователей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21T08:06:38.839789092</meta:creation-date>
    <dc:date>2022-04-21T14:14:20.623608758</dc:date>
    <meta:editing-duration>PT2H29M59S</meta:editing-duration>
    <meta:editing-cycles>2</meta:editing-cycles>
    <meta:generator>LibreOffice/6.0.7.3$Linux_X86_64 LibreOffice_project/00m0$Build-3</meta:generator>
    <meta:document-statistic meta:object-count="42"/>
  </office:meta>
</office:document-meta>
</file>